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3"/>
    <style:style style:name="P4" style:family="paragraph" style:parent-style-name="Standard" style:list-style-name="L4"/>
    <style:style style:name="P5" style:family="paragraph" style:parent-style-name="Standard" style:list-style-name="L5"/>
    <style:style style:name="P6" style:family="paragraph" style:parent-style-name="Standard" style:list-style-name="L6"/>
    <style:style style:name="P7" style:family="paragraph" style:parent-style-name="Standard" style:list-style-name="L7"/>
    <style:style style:name="P8" style:family="paragraph" style:parent-style-name="Standard" style:list-style-name="L8"/>
    <style:style style:name="P9" style:family="paragraph" style:parent-style-name="Standard" style:list-style-name="L9"/>
    <style:style style:name="P10" style:family="paragraph" style:parent-style-name="Preformatted_20_Text">
      <style:paragraph-properties fo:margin-top="0cm" fo:margin-bottom="0.499cm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ractical Common Lisp</text:p>
      <text:p text:style-name="Standard">第五章</text:p>
      <text:list xml:id="list1695806510" text:style-name="L1">
        <text:list-item>
          <text:p text:style-name="P1">defun 最后一个表达式的值作为返回值</text:p>
        </text:list-item>
        <text:list-item>
          <text:p text:style-name="P1">形参可以通过关键字映射绑定，也可以通过顺序绑定</text:p>
        </text:list-item>
        <text:list-item>
          <text:p text:style-name="P1">可选形参</text:p>
        </text:list-item>
        <text:list-item>
          <text:p text:style-name="P1">（defun rectangle （width &amp;optional （height width c-supplied-p））</text:p>
        </text:list-item>
        <text:list-item>
          <text:p text:style-name="P1">可变形参（defun format (stream string &amp;rest values) …..)</text:p>
        </text:list-item>
        <text:list-item>
          <text:p text:style-name="P1">关键字形参 (defun foo (&amp;key a b c) (list a b c))</text:p>
        </text:list-item>
        <text:list-item>
          <text:p text:style-name="P1">&amp;optinal &amp;rest 和 &amp;key 混合使用结果将会很奇怪</text:p>
        </text:list-item>
        <text:list-item>
          <text:p text:style-name="P1">return-from <text:s/>blockname value</text:p>
        </text:list-item>
        <text:list-item>
          <text:p text:style-name="P1">获取函数对象 <text:s text:c="2"/>#'function</text:p>
        </text:list-item>
        <text:list-item>
          <text:p text:style-name="P1">funcall funname</text:p>
        </text:list-item>
        <text:list-item>
          <text:p text:style-name="P1">apply 方便函数</text:p>
        </text:list-item>
      </text:list>
      <text:p text:style-name="Standard"/>
      <text:p text:style-name="Standard">第六章 变量</text:p>
      <text:list xml:id="list2082513266" text:style-name="L2">
        <text:list-item>
          <text:p text:style-name="P2">let let×的含义</text:p>
        </text:list-item>
        <text:list-item>
          <text:p text:style-name="P2">词法变量与闭包，通过let 和lambda函数实现</text:p>
        </text:list-item>
        <text:list-item>
          <text:p text:style-name="P2">全局变量defparameter defvar let的区别，前两者定义全局变量，后者是动态绑定或者是词法绑定，动态绑定和词法绑定的作用域不一样</text:p>
        </text:list-item>
        <text:list-item>
          <text:p text:style-name="P2">常量 defconstant</text:p>
        </text:list-item>
        <text:list-item>
          <text:p text:style-name="P2">赋值（setf place vuale） （setf x 1 y 2）支持广义赋值</text:p>
        </text:list-item>
        <text:list-item>
          <text:p text:style-name="P2">do的语法比较难看，（do (variable-definition)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header>
                                      <text:p text:style-name="P2"><text:s text:c="2"/>(end-test-form result-form)</text:p>
                                      <text:p text:style-name="P2">statement)</text:p>
                                    </text:list-header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Standard">第八章 如何自定义宏</text:p>
      <text:list xml:id="list530382935" text:style-name="L3">
        <text:list-item>
          <text:p text:style-name="P3">宏参数列表应该方便反映真实的结构。</text:p>
        </text:list-item>
        <text:list-item>
          <text:p text:style-name="P3">引用`（） @表示直接拼接 <text:s text:c="2"/>“，”反引用表示子表达式的值被原样包含</text:p>
        </text:list-item>
        <text:list-item>
          <text:p text:style-name="P3">漏洞如何解决的问题</text:p>
        </text:list-item>
      </text:list>
      <text:p text:style-name="Standard">第九章 建立单元测试框架</text:p>
      <text:list xml:id="list1892261180" text:style-name="L4">
        <text:list-item>
          <text:p text:style-name="P4">&amp;body 和 &amp;rest 的区别 body是用来表示列表参数的，rest是表示剩余的参数</text:p>
        </text:list-item>
        <text:list-item>
          <text:p text:style-name="P4">progn是对每一个参数求值，然后最后一个值作为返回值</text:p>
        </text:list-item>
        <text:list-item>
          <text:p text:style-name="P4">错误的一个问题with-gensyms只有在编译阶段才会使用，在扩展阶段是不能够使用的 gensym是可以的</text:p>
        </text:list-item>
      </text:list>
      <text:p text:style-name="Standard">第十一章 数字，字符和字符串</text:p>
      <text:list xml:id="list299604128" text:style-name="L5">
        <text:list-item>
          <text:p text:style-name="P5">向量分为两大类：定长和不定长 vector make-array</text:p>
        </text:list-item>
        <text:list-item>
          <text:p text:style-name="P5">(make-array 5 :fill-pointer 0 :adjustable t)</text:p>
        </text:list-item>
        <text:list-item>
          <text:p text:style-name="P5">字符串是一种特殊的向量 (make-array 5 :fill-pointer 0 :adjustable t ：element-type 'character / 'bit)</text:p>
        </text:list-item>
        <text:list-item>
          <text:p text:style-name="P5">向量被抽象为序列，提供的访问函数有length，elt</text:p>
        </text:list-item>
        <text:list-item>
          <text:p text:style-name="P5">序列的迭代函数 count find，position，remove，substitute，可以传递其他参数，</text:p>
        </text:list-item>
        <text:list-item>
          <text:p text:style-name="P5">高阶函数变体count-if <text:s/>position-if remove-if 可选参数key remove-duplicates</text:p>
        </text:list-item>
        <text:list-item>
          <text:p text:style-name="P5">以上的操作是针对序列本身，这些操作生成一个新的序列：copy-seq，reverse， concatenate 的第一个参数指明类型</text:p>
        </text:list-item>
        <text:list-item>
          <text:p text:style-name="P5">排序和合并 sort stable-sort</text:p>
        </text:list-item>
        <text:list-item>
          <text:p text:style-name="P5">自序列操作 subseq 让你对子序列操作，fill也可以，search查找子序列，mismatch</text:p>
        </text:list-item>
        <text:list-item>
          <text:p text:style-name="P5">序列谓词 every，some，notany，notevery</text:p>
        </text:list-item>
        <text:list-item>
          <text:p text:style-name="P5">序列映射函数 map map-info reduce</text:p>
        </text:list-item>
        <text:list-item>
          <text:p text:style-name="P5">hash表 （defparameter ×h× （make-hash-table）</text:p>
        </text:list-item>
        <text:list-item>
          <text:p text:style-name="P5">hash表的迭代 maphash</text:p>
        </text:list-item>
      </text:list>
      <text:p text:style-name="Standard">第十二章 列表的处理</text:p>
      <text:list xml:id="list1987612399" text:style-name="L6">
        <text:list-item>
          <text:p text:style-name="P6">cons list的区别，car cdr first，rest</text:p>
        </text:list-item>
        <text:list-item>
          <text:p text:style-name="P6">append必须复制除最后一个实参以外的其他所有实参，其他函数也相似地利用了共享结构的能力</text:p>
          <text:p text:style-name="P6"><text:soft-page-break/></text:p>
        </text:list-item>
        <text:list-item>
          <text:p text:style-name="P6">破坏性：副作用和回收 delete delete-if delete-if-not delete-duplicates， nconc nsubstitue</text:p>
        </text:list-item>
        <text:list-item>
          <text:p text:style-name="P6">组合性回收和共享结构 <text:s/>sort stable-sort <text:s/>merge都是破坏性的，一般的规则是不要对函数参数进行破坏性的操作，除非明确说明要这样做，破坏性的一般是push nreverse setf delete函数</text:p>
        </text:list-item>
        <text:list-item>
          <text:p text:style-name="P6">列表的处理函数 caar，cadr cadadr</text:p>
        </text:list-item>
        <text:list-item>
          <text:p text:style-name="P6">映射 mapcar mapcan maplist mapcon</text:p>
        </text:list-item>
        <text:list-item>
          <text:p text:style-name="P6">mapcar函数的使用。<text:span text:style-name="Source_20_Text">mapcar</text:span> is a function that calls its first argument with each element of its second argument, in turn. The second argument must be a sequence. </text:p>
        </text:list-item>
      </text:list>
      <text:p text:style-name="Text_20_body">The ‘<text:span text:style-name="Example">map</text:span>’ part of the name comes from the mathematical phrase, `mapping over a domain', meaning to apply a function to each of the elements in a domain. The mathematical phrase is based on the metaphor of a surveyor walking, one step at a time, over an area he is mapping. And ‘<text:span text:style-name="Example">car</text:span>’, of course, comes from the Lisp notion of the first of a list. </text:p>
      <text:p text:style-name="Text_20_body">For example, </text:p>
      <text:p text:style-name="Preformatted_20_Text"><text:s text:c="5"/>(mapcar '1+ '(2 4 6))</text:p>
      <text:p text:style-name="P10"><text:s text:c="10"/>⇒ (3 5 7)</text:p>
      <text:list xml:id="list922147624" text:continue-numbering="true" text:style-name="L6">
        <text:list-item>
          <text:p text:style-name="P6"/>
        </text:list-item>
      </text:list>
      <text:p text:style-name="Standard">第十三章 点对单元的其他用法</text:p>
      <text:list xml:id="list1506652211" text:style-name="L7">
        <text:list-item>
          <text:list>
            <text:list-item>
              <text:p text:style-name="P7">copy-list 和copy-tree的区别，tree-equal</text:p>
            </text:list-item>
            <text:list-item>
              <text:p text:style-name="P7">subst adjoin，pushnew intersection，union，set-difference subset</text:p>
            </text:list-item>
            <text:list-item>
              <text:p text:style-name="P7">alist plist</text:p>
            </text:list-item>
          </text:list>
        </text:list-item>
      </text:list>
      <text:p text:style-name="Standard">第十五章</text:p>
      <text:list xml:id="list1657048611" text:style-name="L8">
        <text:list-item>
          <text:p text:style-name="P8">feature讀取期條件化</text:p>
        </text:list-item>
        <text:list-item>
          <text:p text:style-name="P8">以：开始的名字是关键字</text:p>
        </text:list-item>
      </text:list>
      <text:p text:style-name="Standard">第二十一章</text:p>
      <text:list xml:id="list2178322500" text:style-name="L9">
        <text:list-item>
          <text:p text:style-name="P9">：表示导出符号 #：每次都会创建一个符号，一般是不会用的</text:p>
        </text:list-item>
        <text:list-item>
          <text:p text:style-name="P9">每一个包都有一个符号到名字的查找表，find-symbol查找可访问的名字，home package是主包</text:p>
        </text:list-item>
        <text:list-item>
          <text:p text:style-name="P9">三个标准包 common-lisp，keyword定义以：开始的名字</text:p>
        </text:list-item>
        <text:list-item>
          <text:p text:style-name="P9">定义自己的包defpackage，in-package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DejaVu Sans" fo:font-size="14pt" style:font-name-asian="DejaVu Sans1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DejaVu Sans Mono" style:font-name-asian="DejaVu Sans Mono" style:font-name-complex="DejaVu Sans Mono"/>
    </style:style>
    <style:style style:name="Example" style:family="text">
      <style:text-properties style:font-name="DejaVu Sans Mono" style:font-name-asian="DejaVu Sans Mono" style:font-name-complex="DejaVu Sans Mono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dx </meta:initial-creator>
    <meta:creation-date>2012-06-25T22:52:03</meta:creation-date>
    <dc:date>2012-07-02T22:35:50</dc:date>
    <dc:creator>ydx </dc:creator>
    <meta:editing-duration>P1DT4H9M31S</meta:editing-duration>
    <meta:editing-cycles>86</meta:editing-cycles>
    <meta:generator>LibreOffice/3.5$Linux_x86 LibreOffice_project/350m1$Build-2</meta:generator>
    <meta:document-statistic meta:table-count="0" meta:image-count="0" meta:object-count="0" meta:page-count="2" meta:paragraph-count="68" meta:word-count="535" meta:character-count="652" meta:non-whitespace-character-count="2523"/>
  </office:meta>
</office:document-meta>
</file>